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style:font-name-complex="Dubai Medium" fo:font-weight="bold" style:font-weight-asian="bold" style:font-weight-complex="bold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2" style:parent-style-name="DefaultParagraphFont" style:family="text">
      <style:text-properties fo:font-weight="bold" style:font-weight-asian="bold" style:font-weight-complex="bold" fo:color="#365F91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4" style:parent-style-name="DefaultParagraphFont" style:family="text">
      <style:text-properties fo:font-weight="bold" style:font-weight-asian="bold" style:font-weight-complex="bold" fo:color="#365F91"/>
    </style:style>
    <style:style style:name="T15" style:parent-style-name="DefaultParagraphFont" style:family="text">
      <style:text-properties fo:color="#365F91"/>
    </style:style>
    <style:style style:name="TableRow16" style:family="table-row">
      <style:table-row-properties style:min-row-height="0.3125in" style:use-optimal-row-height="false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8" style:parent-style-name="DefaultParagraphFont" style:family="text">
      <style:text-properties fo:font-weight="bold" style:font-weight-asian="bold" style:font-weight-complex="bold" fo:color="#365F91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0" style:parent-style-name="DefaultParagraphFont" style:family="text">
      <style:text-properties fo:font-weight="bold" style:font-weight-asian="bold" style:font-weight-complex="bold" fo:color="#365F91"/>
    </style:style>
    <style:style style:name="T21" style:parent-style-name="DefaultParagraphFont" style:family="text">
      <style:text-properties fo:color="#365F91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ableRow24" style:family="table-row">
      <style:table-row-properties style:min-row-height="0.3743in" style:use-optimal-row-height="false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text-properties fo:font-weight="bold" style:font-weight-asian="bold" style:font-weight-complex="bold" fo:color="#365F91"/>
    </style:style>
    <style:style style:name="TableRow27" style:family="table-row">
      <style:table-row-properties style:min-row-height="0.299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0" style:parent-style-name="Standard" style:family="paragraph">
      <style:paragraph-properties fo:margin-left="1.5083in" fo:text-indent="-1.5083in">
        <style:tab-stops/>
      </style:paragraph-properties>
    </style:style>
    <style:style style:name="TableRow31" style:family="table-row">
      <style:table-row-properties style:min-row-height="0.368in" style:use-optimal-row-height="false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4" style:parent-style-name="Standard" style:family="paragraph">
      <style:paragraph-properties fo:margin-left="0.6in" fo:text-indent="-0.6in">
        <style:tab-stops/>
      </style:paragraph-properties>
    </style:style>
    <style:style style:name="P35" style:parent-style-name="Standard" style:family="paragraph">
      <style:text-properties fo:font-weight="bold" style:font-weight-asian="bold" style:font-weight-complex="bold" fo:color="#365F91"/>
    </style:style>
    <style:style style:name="TableRow36" style:family="table-row">
      <style:table-row-properties style:min-row-height="0.868in"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Row47" style:family="table-row">
      <style:table-row-properties style:min-row-height="0.5083in" style:use-optimal-row-height="false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0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1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2" style:parent-style-name="Standard" style:list-style-name="WWNum1" style:family="paragraph"/>
    <style:style style:name="P5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</style:style>
    <style:style style:name="TableRow54" style:family="table-row">
      <style:table-row-properties style:min-row-height="0.5055in" style:use-optimal-row-height="false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365F91"/>
    </style:style>
    <style:style style:name="P57" style:parent-style-name="Standard" style:family="paragraph">
      <style:paragraph-properties>
        <style:tab-stops>
          <style:tab-stop style:type="left" style:position="0.5083in"/>
        </style:tab-stops>
      </style:paragraph-properties>
    </style:style>
    <style:style style:name="TableRow58" style:family="table-row">
      <style:table-row-properties style:min-row-height="0.6083in"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61" style:parent-style-name="Standard" style:family="paragraph">
      <style:paragraph-properties fo:margin-left="1.477in" fo:text-indent="-1.0083in">
        <style:tab-stops>
          <style:tab-stop style:type="left" style:position="-0.9791in"/>
          <style:tab-stop style:type="left" style:position="0.2583in"/>
          <style:tab-stop style:type="left" style:position="1.0083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P67" style:parent-style-name="Standard" style:family="paragraph">
      <style:paragraph-properties fo:margin-left="1.0083in" fo:text-indent="-1.0083in">
        <style:tab-stops>
          <style:tab-stop style:type="left" style:position="0.2583in"/>
          <style:tab-stop style:type="left" style:position="1.0083in"/>
        </style:tab-stops>
      </style:paragraph-properties>
    </style:style>
  </office:automatic-styles>
  <office:body>
    <office:text text:use-soft-page-breaks="true">
      <text:p text:style-name="P1">Login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Login</text:p>
          </table:table-cell>
          <table:covered-table-cell/>
          <table:table-cell table:style-name="TableCell11">
            <text:p text:style-name="Standard"><text:span text:style-name="T12">ID:</text:span><text:tab/>1</text:p>
          </table:table-cell>
          <table:table-cell table:style-name="TableCell13">
            <text:p text:style-name="Standard"><text:span text:style-name="T14">Importance Level:</text:span><text:span text:style-name="T15"><text:s/></text:span><text:s/>High</text:p>
          </table:table-cell>
        </table:table-row>
        <table:table-row table:style-name="TableRow16">
          <table:table-cell table:style-name="TableCell17">
            <text:p text:style-name="Standard"><text:span text:style-name="T18">Primary Actor :<text:s/></text:span>Manager , Employee</text:p>
          </table:table-cell>
          <table:table-cell table:style-name="TableCell19" table:number-columns-spanned="3">
            <text:p text:style-name="Standard"><text:span text:style-name="T20">Use Case Type:</text:span><text:span text:style-name="T21"><text:s text:c="2"/></text:span><text:span text:style-name="T22">Detail, Essential</text:span><text:span text:style-name="T23"><text:tab/></text:span></text:p>
          </table:table-cell>
          <table:covered-table-cell/>
          <table:covered-table-cell/>
        </table:table-row>
        <table:table-row table:style-name="TableRow24">
          <table:table-cell table:style-name="TableCell25" table:number-columns-spanned="4">
            <text:p text:style-name="P26">Stakeholders and Interests:<text:s/><text:tab/></text:p>
            <text:p text:style-name="Standard"><text:s/><text:tab/>Manager – Safely login to him/her profile</text:p>
            <text:p text:style-name="Standard"><text:s text:c="12"/>Employee – Safely login to him/her profile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Brief Description:<text:tab/></text:p>
            <text:p text:style-name="P30"><text:s text:c="12"/>This use case describes how the employee<text:s/>and manager can login to the system.</text:p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4">
            <text:p text:style-name="P33">Trigger:</text:p>
            <text:p text:style-name="P34"><text:s text:c="11"/>By searching the URL in the browser</text:p>
            <text:p text:style-name="P35">Type:</text:p>
            <text:p text:style-name="Standard"><text:tab/>External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Relationships:</text:p>
            <text:p text:style-name="P39"><text:span text:style-name="T40">Association</text:span>: Manager , Employee</text:p>
            <text:p text:style-name="P41"><text:tab/><text:span text:style-name="T42">Include</text:span>:<text:tab/></text:p>
            <text:p text:style-name="P43"><text:tab/><text:span text:style-name="T44">Extend</text:span>: Wrong information</text:p>
            <text:p text:style-name="P45"><text:tab/><text:span text:style-name="T46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Normal Flow of Events:</text:p>
            <text:list text:style-name="WWNum1" text:continue-numbering="true">
              <text:list-item>
                <text:p text:style-name="P50">Manager or<text:s/>employee enters his/her correct personnel code , company name and password.</text:p>
              </text:list-item>
            </text:list>
            <text:list text:style-name="WWNum1" text:continue-numbering="true">
              <text:list-item>
                <text:p text:style-name="P51">He/She clicks the login button.</text:p>
              </text:list-item>
              <text:list-item>
                <text:p text:style-name="P52">The informations will be send to server to Authorization</text:p>
              </text:list-item>
            </text:list>
            <text:p text:style-name="P53">Access and refresh token generates and user will be Redicrect to his/her profile (home page).</text:p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P56">Sub Flows:</text:p>
            <text:p text:style-name="P57"/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Alternate/Exceptional Flows:</text:p>
            <text:p text:style-name="P61"><text:span text:style-name="T62">F, 1.</text:span><text:span text:style-name="T63"><text:s text:c="2"/>He/She enters wrong or<text:s/></text:span><text:span text:style-name="T64">in</text:span><text:span text:style-name="T65">valid information to system and the user stays in login page</text:span><text:span text:style-name="T66">.</text:span></text:p>
            <text:p text:style-name="P67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ListLabel19" style:display-name="ListLabel 19" style:family="text">
      <style:text-properties fo:font-weight="bold" style:font-weight-asian="bold" style:font-weight-complex="bold" fo:font-style="normal" style:font-style-asian="normal" style:font-style-complex="normal" fo:font-size="12pt" style:font-size-asian="12pt" style:font-size-complex="12pt"/>
    </style:style>
    <style:style style:name="NumberingSymbols" style:display-name="Numbering Symbols" style:family="text"/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bold" fo:font-style="normal" style:font-style-asian="normal" style:font-style-complex="normal" fo:font-size="12pt" style:font-size-asian="12pt" style:font-size-complex="12pt"/>
    </style:style>
    <text:list-style style:name="WWNum2" style:display-name="WWNum2">
      <text:list-level-style-number text:level="1" text:style-name="WW_CharLFO2LVL1" style:num-prefix="S-" style:num-suffix=":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1:00Z</meta:creation-date>
    <dc:date>2020-06-12T16:02:00Z</dc:date>
    <meta:template xlink:href="Normal.dotm" xlink:type="simple"/>
    <meta:editing-cycles>7</meta:editing-cycles>
    <meta:editing-duration>PT1260S</meta:editing-duration>
    <meta:document-statistic meta:page-count="1" meta:paragraph-count="1" meta:word-count="146" meta:character-count="983" meta:row-count="6" meta:non-whitespace-character-count="838"/>
  </office:meta>
</office:document-meta>
</file>